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  <style:text-properties officeooo:paragraph-rsid="001c50c2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style:font-name="Times New Roman" fo:language="en" fo:country="US" officeooo:rsid="001c50c2" officeooo:paragraph-rsid="001c50c2" style:language-asian="zh" style:country-asian="CN" style:font-name-complex="Times New Roman1"/>
    </style:style>
    <style:style style:name="P3" style:family="paragraph" style:parent-style-name="Standard">
      <style:paragraph-properties fo:margin-left="0.741cm" fo:margin-right="0cm" fo:text-indent="0cm" style:auto-text-indent="false"/>
      <style:text-properties style:font-name="Times New Roman" fo:font-size="10.5pt" fo:language="en" fo:country="US" officeooo:rsid="001c50c2" officeooo:paragraph-rsid="001c50c2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c50c2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US" officeooo:rsid="001c50c2" officeooo:paragraph-rsid="001c50c2" style:language-asian="zh" style:country-asian="CN" style:font-name-complex="Times New Roman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0.5pt" fo:language="en" fo:country="US" officeooo:rsid="001c50c2" officeooo:paragraph-rsid="001c50c2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Standard" style:list-style-name="WWNum1">
      <style:text-properties style:text-line-through-style="solid" style:text-line-through-type="single" style:font-name="Times New Roman" fo:language="en" fo:country="US" fo:font-weight="bold" officeooo:rsid="0016970a" officeooo:paragraph-rsid="0016970a" style:language-asian="zh" style:country-asian="CN" style:font-weight-asian="bold" style:font-name-complex="Times New Roman1" style:font-weight-complex="bold"/>
    </style:style>
    <style:style style:name="P8" style:family="paragraph" style:parent-style-name="Standard" style:list-style-name="WWNum1" style:master-page-name="Standard">
      <style:paragraph-properties fo:margin-left="0.75cm" fo:margin-right="0cm" fo:text-indent="-0.75cm" style:auto-text-indent="false" style:page-number="auto"/>
      <style:text-properties style:font-name="Times New Roman" fo:language="en" fo:country="US" fo:font-weight="bold" style:language-asian="zh" style:country-asian="CN" style:font-weight-asian="bold" style:font-name-complex="Times New Roman1" style:font-weight-complex="bold"/>
    </style:style>
    <style:style style:name="P9" style:family="paragraph" style:parent-style-name="Standard" style:list-style-name="WWNum1">
      <style:paragraph-properties fo:margin-left="0.75cm" fo:margin-right="0cm" fo:text-indent="-0.75cm" style:auto-text-indent="false"/>
      <style:text-properties style:text-line-through-style="solid" style:text-line-through-type="single" style:font-name="Times New Roman" fo:language="en" fo:country="US" fo:font-weight="bold" style:language-asian="zh" style:country-asian="CN" style:font-weight-asian="bold" style:font-name-complex="Times New Roman1" style:font-weight-complex="bold"/>
    </style:style>
    <style:style style:name="P10" style:family="paragraph" style:parent-style-name="Standard" style:list-style-name="WWNum1">
      <style:paragraph-properties fo:margin-left="0.75cm" fo:margin-right="0cm" fo:text-indent="-0.75cm" style:auto-text-indent="false"/>
      <style:text-properties style:font-name="Times New Roman" fo:language="en" fo:country="US" fo:font-weight="bold" style:language-asian="zh" style:country-asian="CN" style:font-weight-asian="bold" style:font-name-complex="Times New Roman1" style:font-weight-complex="bold"/>
    </style:style>
    <style:style style:name="P11" style:family="paragraph" style:parent-style-name="Standard" style:list-style-name="WWNum1">
      <style:paragraph-properties fo:margin-left="1.482cm" fo:margin-right="0cm" fo:text-indent="-0.741cm" style:auto-text-indent="false"/>
      <style:text-properties style:font-name="Times New Roman" fo:language="en" fo:country="US" style:language-asian="zh" style:country-asian="CN" style:font-name-complex="Times New Roman1"/>
    </style:style>
    <style:style style:name="P12" style:family="paragraph" style:parent-style-name="Standard" style:list-style-name="WWNum1">
      <style:paragraph-properties fo:margin-left="1.482cm" fo:margin-right="0cm" fo:text-indent="-0.741cm" style:auto-text-indent="false"/>
      <style:text-properties style:font-name="Times New Roman" fo:language="en" fo:country="US" officeooo:paragraph-rsid="0016970a" style:language-asian="zh" style:country-asian="CN" style:font-name-complex="Times New Roman1"/>
    </style:style>
    <style:style style:name="P13" style:family="paragraph" style:parent-style-name="Standard" style:list-style-name="WWNum1">
      <style:paragraph-properties fo:margin-left="1.482cm" fo:margin-right="0cm" fo:text-indent="-0.741cm" style:auto-text-indent="false"/>
      <style:text-properties style:text-line-through-style="solid" style:text-line-through-type="single"/>
    </style:style>
    <style:style style:name="P14" style:family="paragraph" style:parent-style-name="Standard" style:list-style-name="WWNum1">
      <style:paragraph-properties fo:margin-left="1.482cm" fo:margin-right="0cm" fo:text-indent="-0.741cm" style:auto-text-indent="false"/>
      <style:text-properties style:text-line-through-style="solid" style:text-line-through-type="single" officeooo:paragraph-rsid="000e0f4d"/>
    </style:style>
    <style:style style:name="P15" style:family="paragraph" style:parent-style-name="Standard" style:list-style-name="WWNum1">
      <style:paragraph-properties fo:margin-left="1.482cm" fo:margin-right="0cm" fo:text-indent="-0.741cm" style:auto-text-indent="false"/>
      <style:text-properties style:text-line-through-style="solid" style:text-line-through-type="single" style:font-name="Times New Roman" fo:language="en" fo:country="US" style:language-asian="zh" style:country-asian="CN" style:font-name-complex="Times New Roman1"/>
    </style:style>
    <style:style style:name="P16" style:family="paragraph" style:parent-style-name="Standard" style:list-style-name="WWNum1">
      <style:paragraph-properties fo:margin-left="1.482cm" fo:margin-right="0cm" fo:text-indent="-0.741cm" style:auto-text-indent="false"/>
      <style:text-properties style:text-line-through-style="solid" style:text-line-through-type="single" style:font-name="Times New Roman" fo:language="en" fo:country="US" officeooo:paragraph-rsid="00197227" style:language-asian="zh" style:country-asian="CN" style:font-name-complex="Times New Roman1"/>
    </style:style>
    <style:style style:name="P17" style:family="paragraph" style:parent-style-name="Standard" style:list-style-name="WWNum1">
      <style:paragraph-properties fo:margin-left="1.482cm" fo:margin-right="0cm" fo:text-indent="-0.741cm" style:auto-text-indent="false"/>
    </style:style>
    <style:style style:name="P18" style:family="paragraph" style:parent-style-name="Standard" style:list-style-name="WWNum1">
      <style:paragraph-properties fo:margin-left="2.223cm" fo:margin-right="0cm" fo:text-indent="-0.741cm" style:auto-text-indent="false"/>
    </style:style>
    <style:style style:name="P19" style:family="paragraph" style:parent-style-name="Standard" style:list-style-name="WWNum1">
      <style:paragraph-properties fo:margin-left="2.223cm" fo:margin-right="0cm" fo:text-indent="-0.741cm" style:auto-text-indent="false"/>
      <style:text-properties officeooo:paragraph-rsid="0016970a"/>
    </style:style>
    <style:style style:name="P20" style:family="paragraph" style:parent-style-name="Standard" style:list-style-name="WWNum1">
      <style:paragraph-properties fo:margin-left="2.223cm" fo:margin-right="0cm" fo:text-indent="-0.741cm" style:auto-text-indent="false"/>
      <style:text-properties style:font-name="Times New Roman" fo:language="en" fo:country="US" style:language-asian="zh" style:country-asian="CN" style:font-name-complex="Times New Roman1"/>
    </style:style>
    <style:style style:name="P21" style:family="paragraph" style:parent-style-name="Standard" style:list-style-name="WWNum1">
      <style:paragraph-properties fo:margin-left="2.223cm" fo:margin-right="0cm" fo:text-indent="-0.741cm" style:auto-text-indent="false"/>
      <style:text-properties style:font-name="Times New Roman" fo:language="en" fo:country="US" officeooo:paragraph-rsid="0016970a" style:language-asian="zh" style:country-asian="CN" style:font-name-complex="Times New Roman1"/>
    </style:style>
    <style:style style:name="P22" style:family="paragraph" style:parent-style-name="Standard" style:list-style-name="WWNum1">
      <style:paragraph-properties fo:margin-left="2.223cm" fo:margin-right="0cm" fo:text-indent="-0.741cm" style:auto-text-indent="false"/>
      <style:text-properties style:text-line-through-style="solid" style:text-line-through-type="single" style:font-name="Times New Roman" fo:language="en" fo:country="US" style:language-asian="zh" style:country-asian="CN" style:font-name-complex="Times New Roman1"/>
    </style:style>
    <style:style style:name="P23" style:family="paragraph" style:parent-style-name="Standard" style:list-style-name="WWNum1">
      <style:paragraph-properties fo:margin-left="2.223cm" fo:margin-right="0cm" fo:text-indent="-0.741cm" style:auto-text-indent="false"/>
      <style:text-properties style:text-line-through-style="solid" style:text-line-through-type="single" style:font-name="Times New Roman" fo:language="en" fo:country="US" officeooo:paragraph-rsid="000e0f4d" style:language-asian="zh" style:country-asian="CN" style:font-name-complex="Times New Roman1"/>
    </style:style>
    <style:style style:name="P24" style:family="paragraph" style:parent-style-name="Standard" style:list-style-name="WWNum1">
      <style:paragraph-properties fo:margin-left="2.223cm" fo:margin-right="0cm" fo:text-indent="-0.741cm" style:auto-text-indent="false"/>
      <style:text-properties style:text-line-through-style="solid" style:text-line-through-type="single"/>
    </style:style>
    <style:style style:name="P25" style:family="paragraph" style:parent-style-name="Standard" style:list-style-name="WWNum1">
      <style:paragraph-properties fo:margin-left="2.223cm" fo:margin-right="0cm" fo:text-indent="-0.741cm" style:auto-text-indent="false"/>
      <style:text-properties style:text-line-through-style="solid" style:text-line-through-type="single" officeooo:paragraph-rsid="000f329f"/>
    </style:style>
    <style:style style:name="P26" style:family="paragraph" style:parent-style-name="Standard" style:list-style-name="WWNum1">
      <style:paragraph-properties fo:margin-left="2.223cm" fo:margin-right="0cm" fo:text-indent="-0.741cm" style:auto-text-indent="false"/>
      <style:text-properties style:text-line-through-style="solid" style:text-line-through-type="single" officeooo:paragraph-rsid="00197227"/>
    </style:style>
    <style:style style:name="P27" style:family="paragraph" style:parent-style-name="Standard" style:list-style-name="WWNum1">
      <style:paragraph-properties fo:margin-left="0.741cm" fo:margin-right="0cm" fo:text-indent="0cm" style:auto-text-indent="false"/>
      <style:text-properties style:font-name="Times New Roman" fo:language="en" fo:country="US" style:language-asian="zh" style:country-asian="CN" style:font-name-complex="Times New Roman1"/>
    </style:style>
    <style:style style:name="P28" style:family="paragraph" style:parent-style-name="Standard" style:list-style-name="WWNum1">
      <style:paragraph-properties fo:margin-left="2.963cm" fo:margin-right="0cm" fo:text-indent="-0.741cm" style:auto-text-indent="false"/>
      <style:text-properties style:text-line-through-style="solid" style:text-line-through-type="single"/>
    </style:style>
    <style:style style:name="P29" style:family="paragraph" style:parent-style-name="Standard" style:list-style-name="WWNum1">
      <style:paragraph-properties fo:margin-left="2.963cm" fo:margin-right="0cm" fo:text-indent="-0.741cm" style:auto-text-indent="false"/>
      <style:text-properties style:text-line-through-style="solid" style:text-line-through-type="single" officeooo:paragraph-rsid="001b4258"/>
    </style:style>
    <style:style style:name="T1" style:family="text">
      <style:text-properties style:font-name="Times New Roman" fo:language="en" fo:country="US" fo:font-weight="bold" style:language-asian="zh" style:country-asian="CN" style:font-weight-asian="bold" style:font-name-complex="Times New Roman1" style:font-weight-complex="bold"/>
    </style:style>
    <style:style style:name="T2" style:family="text">
      <style:text-properties style:font-name="Times New Roman" fo:language="en" fo:country="US" fo:font-weight="bold" officeooo:rsid="001f98eb" style:language-asian="zh" style:country-asian="CN" style:font-weight-asian="bold" style:font-name-complex="Times New Roman1" style:font-weight-complex="bold"/>
    </style:style>
    <style:style style:name="T3" style:family="text">
      <style:text-properties style:font-name="Times New Roman" fo:language="en" fo:country="US" style:language-asian="zh" style:country-asian="CN" style:font-name-complex="Times New Roman1"/>
    </style:style>
    <style:style style:name="T4" style:family="text">
      <style:text-properties style:font-name="Times New Roman" fo:language="en" fo:country="US" officeooo:rsid="000e0f4d" style:language-asian="zh" style:country-asian="CN" style:font-name-complex="Times New Roman1"/>
    </style:style>
    <style:style style:name="T5" style:family="text">
      <style:text-properties style:font-name="Times New Roman" fo:language="en" fo:country="US" officeooo:rsid="000e5a36" style:language-asian="zh" style:country-asian="CN" style:font-name-complex="Times New Roman1"/>
    </style:style>
    <style:style style:name="T6" style:family="text">
      <style:text-properties style:font-name="Times New Roman" fo:language="en" fo:country="US" officeooo:rsid="000f329f" style:language-asian="zh" style:country-asian="CN" style:font-name-complex="Times New Roman1"/>
    </style:style>
    <style:style style:name="T7" style:family="text">
      <style:text-properties style:font-name="Times New Roman" fo:language="en" fo:country="US" officeooo:rsid="00108555" style:language-asian="zh" style:country-asian="CN" style:font-name-complex="Times New Roman1"/>
    </style:style>
    <style:style style:name="T8" style:family="text">
      <style:text-properties style:font-name="Times New Roman" fo:language="en" fo:country="US" officeooo:rsid="001435a0" style:language-asian="zh" style:country-asian="CN" style:font-name-complex="Times New Roman1"/>
    </style:style>
    <style:style style:name="T9" style:family="text">
      <style:text-properties style:font-name="Times New Roman" fo:language="en" fo:country="US" officeooo:rsid="0016970a" style:language-asian="zh" style:country-asian="CN" style:font-name-complex="Times New Roman1"/>
    </style:style>
    <style:style style:name="T10" style:family="text">
      <style:text-properties style:font-name="Times New Roman" fo:language="en" fo:country="US" officeooo:rsid="0018213f" style:language-asian="zh" style:country-asian="CN" style:font-name-complex="Times New Roman1"/>
    </style:style>
    <style:style style:name="T11" style:family="text">
      <style:text-properties style:font-name="Times New Roman" fo:language="en" fo:country="US" officeooo:rsid="00197227" style:language-asian="zh" style:country-asian="CN" style:font-name-complex="Times New Roman1"/>
    </style:style>
    <style:style style:name="T12" style:family="text">
      <style:text-properties style:font-name="Times New Roman" fo:language="en" fo:country="US" officeooo:rsid="001c50c2" style:language-asian="zh" style:country-asian="CN" style:font-name-complex="Times New Roman1"/>
    </style:style>
    <style:style style:name="T13" style:family="text">
      <style:text-properties style:font-name="Times New Roman" fo:language="en" fo:country="US" officeooo:rsid="0022276c" style:language-asian="zh" style:country-asian="CN" style:font-name-complex="Times New Roman1"/>
    </style:style>
    <style:style style:name="T14" style:family="text">
      <style:text-properties style:font-name="Times New Roman" fo:language="en" fo:country="US" officeooo:rsid="00225734" style:language-asian="zh" style:country-asian="CN" style:font-name-complex="Times New Roman1"/>
    </style:style>
    <style:style style:name="T15" style:family="text">
      <style:text-properties style:font-name="Times New Roman" fo:language="en" fo:country="US" officeooo:rsid="00229512" style:language-asian="zh" style:country-asian="CN" style:font-name-complex="Times New Roman1"/>
    </style:style>
    <style:style style:name="T16" style:family="text">
      <style:text-properties style:font-name="Times New Roman" fo:language="en" fo:country="US" officeooo:rsid="00237c6b" style:language-asian="zh" style:country-asian="CN" style:font-name-complex="Times New Roman1"/>
    </style:style>
    <style:style style:name="T17" style:family="text">
      <style:text-properties style:font-name="Times New Roman" fo:language="en" fo:country="US" officeooo:rsid="0024b94e" style:language-asian="zh" style:country-asian="CN" style:font-name-complex="Times New Roman1"/>
    </style:style>
    <style:style style:name="T18" style:family="text">
      <style:text-properties style:font-name="Times New Roman" fo:font-size="10.5pt" fo:language="en" fo:country="US" officeooo:rsid="000e0f4d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T19" style:family="text">
      <style:text-properties style:font-name="Times New Roman" fo:font-size="10.5pt" fo:language="en" fo:country="US" officeooo:rsid="0016970a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T20" style:family="text">
      <style:text-properties style:font-name="Times New Roman" fo:font-size="10.5pt" fo:language="en" fo:country="US" officeooo:rsid="0018213f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T21" style:family="text">
      <style:text-properties style:font-name="Times New Roman" fo:font-size="10.5pt" fo:language="en" fo:country="US" officeooo:rsid="00197227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T22" style:family="text">
      <style:text-properties style:font-name="Times New Roman" fo:font-size="10.5pt" fo:language="en" fo:country="US" officeooo:rsid="001c50c2" style:letter-kerning="true" style:font-name-asian="宋体" style:font-size-asian="10.5pt" style:language-asian="zh" style:country-asian="CN" style:font-name-complex="Times New Roman1" style:font-size-complex="12pt" style:language-complex="ar" style:country-complex="SA"/>
    </style:style>
    <style:style style:name="T23" style:family="text">
      <style:text-properties style:font-name="Times New Roman" fo:font-size="10.5pt" fo:language="en" fo:country="US" fo:font-weight="bold" officeooo:rsid="00208f16" style:letter-kerning="true" style:font-name-asian="宋体" style:font-size-asian="10.5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24" style:family="text">
      <style:text-properties style:text-position="super 58%" style:font-name="Times New Roman" fo:language="en" fo:country="US" style:language-asian="zh" style:country-asian="CN" style:font-name-complex="Times New Roman1"/>
    </style:style>
    <style:style style:name="T25" style:family="text">
      <style:text-properties officeooo:rsid="0016970a"/>
    </style:style>
    <style:style style:name="T26" style:family="text">
      <style:text-properties officeooo:rsid="00197227"/>
    </style:style>
    <style:style style:name="T27" style:family="text">
      <style:text-properties officeooo:rsid="00225734"/>
    </style:style>
    <style:style style:name="T28" style:family="text">
      <style:text-properties officeooo:rsid="00229512"/>
    </style:style>
    <style:style style:name="T29" style:family="text">
      <style:text-properties officeooo:rsid="0025e583"/>
    </style:style>
    <style:style style:name="T30" style:family="text">
      <style:text-properties officeooo:rsid="002998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6812342" text:style-name="WWNum1">
        <text:list-item>
          <text:p text:style-name="P8">Box-Shiping</text:p>
          <text:list>
            <text:list-item>
              <text:p text:style-name="P11">Example 1</text:p>
              <text:list>
                <text:list-item>
                  <text:p text:style-name="P18"><text:span text:style-name="T3">Lift one box up from the 0-th level of shelf (</text:span><text:span text:style-name="T1">Crouching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</text:span><text:span text:style-name="T3">, </text:span><text:span text:style-name="T1">Chest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0-th level of the shelf; (</text:span><text:span text:style-name="T1">Uprightly ship,</text:span><text:span text:style-name="T3"> </text:span><text:span text:style-name="T1">Chest Carrying, Crouching put</text:span><text:span text:style-name="T3">)</text:span></text:p>
                </text:list-item>
              </text:list>
            </text:list-item>
            <text:list-item>
              <text:p text:style-name="P11">Example 2</text:p>
              <text:list>
                <text:list-item>
                  <text:p text:style-name="P18"><text:span text:style-name="T3">Lift one box up from the 0-th level of shelf (</text:span><text:span text:style-name="T1">Bending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, Side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0-th level of the shelf; (</text:span><text:span text:style-name="T1">Uprightly ship,</text:span><text:span text:style-name="T3"> </text:span><text:span text:style-name="T1">Side Carrying, Bending put</text:span><text:span text:style-name="T3">)</text:span></text:p>
                </text:list-item>
              </text:list>
            </text:list-item>
            <text:list-item>
              <text:p text:style-name="P11">Example 3</text:p>
              <text:list>
                <text:list-item>
                  <text:p text:style-name="P18"><text:span text:style-name="T3">Lift one box up from the 1</text:span><text:span text:style-name="T24">st</text:span><text:span text:style-name="T3"> level of shelf (</text:span><text:span text:style-name="T1">Crouching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, Chest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ship,</text:span><text:span text:style-name="T3"> </text:span><text:span text:style-name="T1">Chest Carrying, Crouching put</text:span><text:span text:style-name="T3">)</text:span></text:p>
                </text:list-item>
              </text:list>
            </text:list-item>
            <text:list-item>
              <text:p text:style-name="P11">Example 4</text:p>
              <text:list>
                <text:list-item>
                  <text:p text:style-name="P18"><text:span text:style-name="T3">Lift one box up from the 1</text:span><text:span text:style-name="T24">st</text:span><text:span text:style-name="T3"> level of shelf (</text:span><text:span text:style-name="T1">Bending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, Side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ship, Side Carrying, Bending put</text:span><text:span text:style-name="T3">)</text:span></text:p>
                </text:list-item>
              </text:list>
            </text:list-item>
            <text:list-item>
              <text:p text:style-name="P11">Example 5</text:p>
              <text:list>
                <text:list-item>
                  <text:p text:style-name="P18"><text:span text:style-name="T3">Lift one box up from the 2</text:span><text:span text:style-name="T24">nd</text:span><text:span text:style-name="T3"> level of shelf (</text:span><text:span text:style-name="T1">Uprightly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, Chest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<text:s/>ship, Chest Carrying, Uprightly put</text:span><text:span text:style-name="T3">)</text:span></text:p>
                </text:list-item>
              </text:list>
            </text:list-item>
            <text:list-item>
              <text:p text:style-name="P11">Example 6</text:p>
              <text:list>
                <text:list-item>
                  <text:p text:style-name="P18"><text:span text:style-name="T3">Lift one box up from the 2</text:span><text:span text:style-name="T24">nd</text:span><text:span text:style-name="T3"> level of shelf (</text:span><text:span text:style-name="T1">Bending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ly ship, Side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ship</text:span><text:span text:style-name="T3">, </text:span><text:span text:style-name="T1">Side Carrying, Bending put</text:span><text:span text:style-name="T3">)</text:span></text:p>
                </text:list-item>
              </text:list>
            </text:list-item>
            <text:list-item>
              <text:p text:style-name="P11">Example 7</text:p>
              <text:list>
                <text:list-item>
                  <text:p text:style-name="P18"><text:soft-page-break/><text:span text:style-name="T3">Lift one box up from the 3</text:span><text:span text:style-name="T24">rd</text:span><text:span text:style-name="T3"> level of shelf (</text:span><text:span text:style-name="T1">Uprightly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, Chest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ship, Chest Carrying, Uprightly put</text:span><text:span text:style-name="T3">)</text:span></text:p>
                </text:list-item>
              </text:list>
            </text:list-item>
            <text:list-item>
              <text:p text:style-name="P11">Example 8</text:p>
              <text:list>
                <text:list-item>
                  <text:p text:style-name="P18"><text:span text:style-name="T3">Lift one box up from the 4</text:span><text:span text:style-name="T24">th</text:span><text:span text:style-name="T3"> level of shelf (</text:span><text:span text:style-name="T1">Uprightly take</text:span><text:span text:style-name="T3">);</text:span></text:p>
                </text:list-item>
                <text:list-item>
                  <text:p text:style-name="P18"><text:span text:style-name="T3">Ship it to the table (</text:span><text:span text:style-name="T1">Upright, Chest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1</text:span><text:span text:style-name="T24">st</text:span><text:span text:style-name="T3"> level of the shelf; (</text:span><text:span text:style-name="T1">Uprightly ship, Chest Carrying, Uprightly put</text:span><text:span text:style-name="T3">)</text:span></text:p>
                </text:list-item>
              </text:list>
            </text:list-item>
            <text:list-item>
              <text:p text:style-name="P12">Example <text:span text:style-name="T25">9</text:span></text:p>
              <text:list>
                <text:list-item>
                  <text:p text:style-name="P19"><text:span text:style-name="T3">Lift one box up from the </text:span><text:span text:style-name="T9">5</text:span><text:span text:style-name="T24">th</text:span><text:span text:style-name="T3"> level of shelf (</text:span><text:span text:style-name="T1">Uprightly take</text:span><text:span text:style-name="T3">);</text:span></text:p>
                </text:list-item>
                <text:list-item>
                  <text:p text:style-name="P19"><text:span text:style-name="T3">Ship it to the table (</text:span><text:span text:style-name="T1">Upright, </text:span><text:span text:style-name="T2">Side </text:span><text:span text:style-name="T1">Carrying</text:span><text:span text:style-name="T3">); </text:span><text:span text:style-name="T13">#Chest carring</text:span></text:p>
                </text:list-item>
                <text:list-item>
                  <text:p text:style-name="P21">Put it on the table;</text:p>
                </text:list-item>
                <text:list-item>
                  <text:p text:style-name="P19"><text:span text:style-name="T3">Alternatively change the position of boxes on the table; (</text:span><text:span text:style-name="T1">Rotate body</text:span><text:span text:style-name="T3">)</text:span></text:p>
                  <text:p text:style-name="P19"><text:span text:style-name="T3">Take another box from table and shift it back to 1</text:span><text:span text:style-name="T24">st</text:span><text:span text:style-name="T3"> level of the shelf; (</text:span><text:span text:style-name="T1">Uprightly ship, </text:span><text:span text:style-name="T23">Side </text:span><text:span text:style-name="T1">Carrying, Uprightly put</text:span><text:span text:style-name="T3">)</text:span></text:p>
                </text:list-item>
              </text:list>
            </text:list-item>
            <text:list-item>
              <text:p text:style-name="P11">Example <text:span text:style-name="T25">10</text:span></text:p>
              <text:list>
                <text:list-item>
                  <text:p text:style-name="P18"><text:span text:style-name="T3">Lift one box up from the 0-th level of shelf; (</text:span><text:span text:style-name="T1">Randomly take</text:span><text:span text:style-name="T3">)</text:span></text:p>
                </text:list-item>
                <text:list-item>
                  <text:p text:style-name="P18"><text:span text:style-name="T3">Ship it to the table (</text:span><text:span text:style-name="T1">Uprightly ship, Shoulde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0-th level of the shelf (</text:span><text:span text:style-name="T1">Uprightly ship,</text:span><text:span text:style-name="T3"> </text:span><text:span text:style-name="T1">Shoulder Carrying, Randomly put</text:span><text:span text:style-name="T3">);</text:span></text:p>
                </text:list-item>
              </text:list>
            </text:list-item>
            <text:list-item>
              <text:p text:style-name="P11">Example 1<text:span text:style-name="T25">1</text:span></text:p>
              <text:list>
                <text:list-item>
                  <text:p text:style-name="P18"><text:span text:style-name="T3">Lift one box up from the </text:span><text:span text:style-name="T9">3</text:span><text:span text:style-name="T24">st</text:span><text:span text:style-name="T3"> level of shelf; (</text:span><text:span text:style-name="T1">Randomly take</text:span><text:span text:style-name="T3">)</text:span></text:p>
                </text:list-item>
                <text:list-item>
                  <text:p text:style-name="P18"><text:span text:style-name="T3">Ship it to the table (</text:span><text:span text:style-name="T1">Uprightly ship, Shoulde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</text:span><text:span text:style-name="T9">3</text:span><text:span text:style-name="T24">st</text:span><text:span text:style-name="T3"> level of the shelf (</text:span><text:span text:style-name="T1">Uprightly ship,</text:span><text:span text:style-name="T3"> </text:span><text:span text:style-name="T1">Shoulder Carrying, Randomly put</text:span><text:span text:style-name="T3">);</text:span></text:p>
                </text:list-item>
              </text:list>
            </text:list-item>
            <text:list-item>
              <text:p text:style-name="P11">Example 1<text:span text:style-name="T25">2</text:span></text:p>
              <text:list>
                <text:list-item>
                  <text:p text:style-name="P18"><text:span text:style-name="T3">Lift one box up from the </text:span><text:span text:style-name="T9">5</text:span><text:span text:style-name="T24">nd</text:span><text:span text:style-name="T3"> level of shelf; (</text:span><text:span text:style-name="T1">Randomly take</text:span><text:span text:style-name="T3">)</text:span></text:p>
                </text:list-item>
                <text:list-item>
                  <text:p text:style-name="P18"><text:span text:style-name="T3">Ship it to the table (</text:span><text:span text:style-name="T1">Uprightly ship, Shoulde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</text:span><text:span text:style-name="T9">5</text:span><text:span text:style-name="T24">nd</text:span><text:span text:style-name="T3"> level of the shelf (</text:span><text:span text:style-name="T1">Uprightly ship,</text:span><text:span text:style-name="T3"> </text:span><text:span text:style-name="T1">Shoulder Carrying, Randomly put</text:span><text:span text:style-name="T3">);</text:span></text:p>
                </text:list-item>
              </text:list>
              <text:p text:style-name="P27"/>
            </text:list-item>
            <text:list-item>
              <text:p text:style-name="P11">Example <text:span text:style-name="T25">13</text:span></text:p>
              <text:list>
                <text:list-item>
                  <text:p text:style-name="P18"><text:span text:style-name="T3">Lift one box up from the 0-th level of shelf; (</text:span><text:span text:style-name="T1">Randomly take</text:span><text:span text:style-name="T3">)</text:span></text:p>
                </text:list-item>
                <text:list-item>
                  <text:p text:style-name="P18"><text:soft-page-break/><text:span text:style-name="T3">Ship it to the table (</text:span><text:span text:style-name="T1">Uprightly ship, Body-fa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0-th level of the shelf (</text:span><text:span text:style-name="T1">Uprightly ship,</text:span><text:span text:style-name="T3"> </text:span><text:span text:style-name="T1">Body-far Carrying, Randomly put</text:span><text:span text:style-name="T3">);</text:span></text:p>
                </text:list-item>
              </text:list>
            </text:list-item>
            <text:list-item>
              <text:p text:style-name="P11">Example 1<text:span text:style-name="T25">4</text:span></text:p>
              <text:list>
                <text:list-item>
                  <text:p text:style-name="P18"><text:span text:style-name="T3">Lift one box up from the </text:span><text:span text:style-name="T9">3</text:span><text:span text:style-name="T24">st</text:span><text:span text:style-name="T3"> level of shelf; (</text:span><text:span text:style-name="T1">Randomly take</text:span><text:span text:style-name="T3">)</text:span></text:p>
                </text:list-item>
                <text:list-item>
                  <text:p text:style-name="P18"><text:span text:style-name="T3">Ship it to the table (</text:span><text:span text:style-name="T1">Uprightly ship, Body-fa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</text:span><text:span text:style-name="T9">3</text:span><text:span text:style-name="T24">t</text:span><text:span text:style-name="T3"> level of the shelf (</text:span><text:span text:style-name="T1">Uprightly ship,</text:span><text:span text:style-name="T3"> </text:span><text:span text:style-name="T1">Body-far Carrying, Randomly put</text:span><text:span text:style-name="T3">);</text:span></text:p>
                </text:list-item>
              </text:list>
            </text:list-item>
            <text:list-item>
              <text:p text:style-name="P11">Example 1<text:span text:style-name="T25">5</text:span></text:p>
              <text:list>
                <text:list-item>
                  <text:p text:style-name="P18"><text:span text:style-name="T3">Lift one box up from the </text:span><text:span text:style-name="T9">5</text:span><text:span text:style-name="T24">nd</text:span><text:span text:style-name="T3"> level of shelf; (</text:span><text:span text:style-name="T1">Randomly take</text:span><text:span text:style-name="T3">)</text:span></text:p>
                </text:list-item>
                <text:list-item>
                  <text:p text:style-name="P18"><text:span text:style-name="T3">Ship it to the table (</text:span><text:span text:style-name="T1">Uprightly ship, Body-far Carrying</text:span><text:span text:style-name="T3">);</text:span></text:p>
                </text:list-item>
                <text:list-item>
                  <text:p text:style-name="P20">Put it on the table;</text:p>
                </text:list-item>
                <text:list-item>
                  <text:p text:style-name="P18"><text:span text:style-name="T3">Alternatively change the position of boxes on the table; (</text:span><text:span text:style-name="T1">Rotate body</text:span><text:span text:style-name="T3">)</text:span></text:p>
                </text:list-item>
                <text:list-item>
                  <text:p text:style-name="P18"><text:span text:style-name="T3">Take another box from table and shift it back to </text:span><text:span text:style-name="T9">5</text:span><text:span text:style-name="T24">nd</text:span><text:span text:style-name="T3"> level of the shelf (</text:span><text:span text:style-name="T1">Uprightly ship,</text:span><text:span text:style-name="T3"> </text:span><text:span text:style-name="T1">Body-far Carrying, Randomly put</text:span><text:span text:style-name="T3">);</text:span></text:p>
                </text:list-item>
              </text:list>
            </text:list-item>
          </text:list>
        </text:list-item>
        <text:list-item>
          <text:p text:style-name="P7">Shelf rearrangement</text:p>
          <text:list>
            <text:list-item>
              <text:p text:style-name="P13"><text:span text:style-name="T3">Example </text:span><text:span text:style-name="T19">1</text:span><text:span text:style-name="T3">: </text:span><text:span text:style-name="T4">big box</text:span></text:p>
              <text:list>
                <text:list-item>
                  <text:p text:style-name="P22">Alternatively change the level of box on the shelf. </text:p>
                  <text:list>
                    <text:list-item>
                      <text:p text:style-name="P28"><text:span text:style-name="T3"><text:s/>0</text:span><text:span text:style-name="T24">th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8"><text:span text:style-name="T3"><text:s/>4</text:span><text:span text:style-name="T24">th</text:span><text:span text:style-name="T3"> to 1</text:span><text:span text:style-name="T24">st</text:span><text:span text:style-name="T3"> ;</text:span></text:p>
                    </text:list-item>
                    <text:list-item>
                      <text:p text:style-name="P28"><text:span text:style-name="T3"><text:s/>1</text:span><text:span text:style-name="T24">st</text:span><text:span text:style-name="T3"> to 0</text:span><text:span text:style-name="T24">th</text:span><text:span text:style-name="T3"> ;</text:span></text:p>
                    </text:list-item>
                    <text:list-item>
                      <text:p text:style-name="P28"><text:span text:style-name="T3"><text:s/>0</text:span><text:span text:style-name="T24">th</text:span><text:span text:style-name="T3"> to 2</text:span><text:span text:style-name="T24">nd</text:span><text:span text:style-name="T3"> ;</text:span></text:p>
                    </text:list-item>
                    <text:list-item>
                      <text:p text:style-name="P28"><text:span text:style-name="T3"><text:s/>2</text:span><text:span text:style-name="T24">nd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8"><text:span text:style-name="T3"><text:s/>4</text:span><text:span text:style-name="T24">th</text:span><text:span text:style-name="T3"> to 3</text:span><text:span text:style-name="T24">rd</text:span><text:span text:style-name="T3"> ; </text:span></text:p>
                    </text:list-item>
                    <text:list-item>
                      <text:p text:style-name="P28"><text:span text:style-name="T3"><text:s/></text:span><text:span text:style-name="T10">3 to 5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3">Example </text:span><text:span text:style-name="T19">2</text:span><text:span text:style-name="T3"> : </text:span><text:span text:style-name="T18">bag</text:span></text:p>
              <text:list>
                <text:list-item>
                  <text:p text:style-name="P23">Alternatively change the level of box on the shelf. </text:p>
                  <text:list>
                    <text:list-item>
                      <text:p text:style-name="P29"><text:span text:style-name="T3"><text:s/>0</text:span><text:span text:style-name="T24">th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4</text:span><text:span text:style-name="T24">th</text:span><text:span text:style-name="T3"> to 1</text:span><text:span text:style-name="T24">st</text:span><text:span text:style-name="T3"> ;</text:span></text:p>
                    </text:list-item>
                    <text:list-item>
                      <text:p text:style-name="P29"><text:span text:style-name="T3"><text:s/>1</text:span><text:span text:style-name="T24">st</text:span><text:span text:style-name="T3"> to 0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0</text:span><text:span text:style-name="T24">th</text:span><text:span text:style-name="T3"> to 2</text:span><text:span text:style-name="T24">nd</text:span><text:span text:style-name="T3"> ;</text:span></text:p>
                    </text:list-item>
                    <text:list-item>
                      <text:p text:style-name="P29"><text:span text:style-name="T3"><text:s/>2</text:span><text:span text:style-name="T24">nd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4</text:span><text:span text:style-name="T24">th</text:span><text:span text:style-name="T3"> to 3</text:span><text:span text:style-name="T24">rd</text:span><text:span text:style-name="T3"> ; </text:span></text:p>
                      <text:p text:style-name="P29"><text:span text:style-name="T3"><text:s/></text:span><text:span text:style-name="T10">3 to 5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3">Example </text:span><text:span text:style-name="T19">3</text:span><text:span text:style-name="T3"> : </text:span><text:span text:style-name="T20">bottle</text:span></text:p>
              <text:list>
                <text:list-item>
                  <text:p text:style-name="P23">Alternatively change the level of box on the shelf. </text:p>
                  <text:list>
                    <text:list-item>
                      <text:p text:style-name="P29"><text:span text:style-name="T3"><text:s/>0</text:span><text:span text:style-name="T24">th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4</text:span><text:span text:style-name="T24">th</text:span><text:span text:style-name="T3"> to 1</text:span><text:span text:style-name="T24">st</text:span><text:span text:style-name="T3"> ;</text:span></text:p>
                    </text:list-item>
                    <text:list-item>
                      <text:p text:style-name="P29"><text:span text:style-name="T3"><text:s/>1</text:span><text:span text:style-name="T24">st</text:span><text:span text:style-name="T3"> to 0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0</text:span><text:span text:style-name="T24">th</text:span><text:span text:style-name="T3"> to 2</text:span><text:span text:style-name="T24">nd</text:span><text:span text:style-name="T3"> ;</text:span></text:p>
                    </text:list-item>
                    <text:list-item>
                      <text:p text:style-name="P29"><text:soft-page-break/><text:span text:style-name="T3"><text:s/>2</text:span><text:span text:style-name="T24">nd</text:span><text:span text:style-name="T3"> to 4</text:span><text:span text:style-name="T24">th</text:span><text:span text:style-name="T3"> ;</text:span></text:p>
                    </text:list-item>
                    <text:list-item>
                      <text:p text:style-name="P29"><text:span text:style-name="T3"><text:s/>4</text:span><text:span text:style-name="T24">th</text:span><text:span text:style-name="T3"> to 3</text:span><text:span text:style-name="T24">rd</text:span><text:span text:style-name="T3"> ; </text:span></text:p>
                      <text:p text:style-name="P29"><text:span text:style-name="T3"><text:s/></text:span><text:span text:style-name="T10">3 to 5</text:span><text:span text:style-name="T3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Sophisticated Operation </text:p>
          <text:list>
            <text:list-item>
              <text:p text:style-name="P15">Example 1</text:p>
              <text:list>
                <text:list-item>
                  <text:p text:style-name="P24"><text:span text:style-name="T3">Screwing something at the different height of the shelf; </text:span><text:span text:style-name="T5">(2 levels = 2 addtionnal cams) bottom&amp;top</text:span></text:p>
                </text:list-item>
              </text:list>
            </text:list-item>
            <text:list-item>
              <text:p text:style-name="P15">Example 2</text:p>
              <text:list>
                <text:list-item>
                  <text:p text:style-name="P25"><text:span text:style-name="T3">Hammering something at the different height of the shelf;</text:span><text:span text:style-name="T5">(2 levels = 2 addtionnal cams) bottom&amp;top</text:span></text:p>
                </text:list-item>
              </text:list>
            </text:list-item>
            <text:list-item>
              <text:p text:style-name="P15">Example 3</text:p>
              <text:list>
                <text:list-item>
                  <text:p text:style-name="P24"><text:span text:style-name="T3">Lying down and screwing something at the lowest level of shelf; </text:span><text:span text:style-name="T6">screwing towards top, </text:span><text:span text:style-name="T7">be careful with the mocap</text:span><text:span text:style-name="T6">)</text:span></text:p>
                </text:list-item>
              </text:list>
            </text:list-item>
            <text:list-item>
              <text:p text:style-name="P15">Example 4</text:p>
              <text:list>
                <text:list-item>
                  <text:p text:style-name="P22">Screwing something at on the table;</text:p>
                </text:list-item>
              </text:list>
            </text:list-item>
            <text:list-item>
              <text:p text:style-name="P15">Example 5</text:p>
              <text:list>
                <text:list-item>
                  <text:p text:style-name="P22"><text:span text:style-name="T26">Strong </text:span>Hammering something on the table;</text:p>
                </text:list-item>
              </text:list>
            </text:list-item>
            <text:list-item>
              <text:p text:style-name="P16">Example <text:span text:style-name="T26">6</text:span></text:p>
              <text:list>
                <text:list-header>
                  <text:p text:style-name="P26"><text:span text:style-name="T21">Fine</text:span><text:span text:style-name="T11"> </text:span><text:span text:style-name="T3">Hammering something on the table;</text:span></text:p>
                </text:list-header>
              </text:list>
            </text:list-item>
          </text:list>
        </text:list-item>
      </text:list>
      <text:p text:style-name="P5">2 - <text:s text:c="2"/>screwing on table</text:p>
      <text:p text:style-name="P2">Exemple <text:span text:style-name="T28">1</text:span> : screwing on table left close</text:p>
      <text:p text:style-name="P1"><text:span text:style-name="T12">Exemple </text:span><text:span text:style-name="T15">2</text:span><text:span text:style-name="T12"> : screwing on table </text:span><text:span text:style-name="T22">center</text:span><text:span text:style-name="T12"> close</text:span></text:p>
      <text:p text:style-name="P1"><text:span text:style-name="T12">Exemple </text:span><text:span text:style-name="T15">3</text:span><text:span text:style-name="T12"> : screwing on table </text:span><text:span text:style-name="T22">right</text:span><text:span text:style-name="T12"> close</text:span></text:p>
      <text:p text:style-name="P1"><text:span text:style-name="T12">Exemple </text:span><text:span text:style-name="T15">4</text:span><text:span text:style-name="T12"> : screwing on table left </text:span><text:span text:style-name="T22">far</text:span></text:p>
      <text:p text:style-name="P1"><text:span text:style-name="T12">Exemple </text:span><text:span text:style-name="T15">5</text:span><text:span text:style-name="T12"> : screwing on table </text:span><text:span text:style-name="T22">center</text:span><text:span text:style-name="T12"> </text:span><text:span text:style-name="T22">far</text:span></text:p>
      <text:p text:style-name="P1"><text:span text:style-name="T12">Exemple </text:span><text:span text:style-name="T15">6</text:span><text:span text:style-name="T12"> : screwing on table </text:span><text:span text:style-name="T22">right</text:span><text:span text:style-name="T12"> </text:span><text:span text:style-name="T22">far</text:span></text:p>
      <text:p text:style-name="P6">3 - <text:s text:c="2"/>hammering on table <text:span text:style-name="T29">(never cross the arms!!) </text:span><text:span text:style-name="T30">(double check spinview)</text:span></text:p>
      <text:p text:style-name="P1"><text:span text:style-name="T12">Exemple </text:span><text:span text:style-name="T15">1</text:span><text:span text:style-name="T14"> </text:span><text:span text:style-name="T12">: </text:span><text:span text:style-name="T22">hammering</text:span><text:span text:style-name="T12"> on table left close</text:span></text:p>
      <text:p text:style-name="P1"><text:span text:style-name="T12">Exemple </text:span><text:span text:style-name="T15">2</text:span><text:span text:style-name="T12"> : </text:span><text:span text:style-name="T22">hammering</text:span><text:span text:style-name="T12"> on table </text:span><text:span text:style-name="T22">center</text:span><text:span text:style-name="T12"> close </text:span><text:span text:style-name="T17">(</text:span><text:span text:style-name="T16">wrist broken</text:span><text:span text:style-name="T17">)</text:span></text:p>
      <text:p text:style-name="P1"><text:span text:style-name="T12">Exemple </text:span><text:span text:style-name="T15">3</text:span><text:span text:style-name="T12"> : </text:span><text:span text:style-name="T22">hammering</text:span><text:span text:style-name="T12"> on table </text:span><text:span text:style-name="T22">right</text:span><text:span text:style-name="T12"> close</text:span></text:p>
      <text:p text:style-name="P1"><text:span text:style-name="T12">Exemple </text:span><text:span text:style-name="T15">4</text:span><text:span text:style-name="T12"> : </text:span><text:span text:style-name="T22">hammering</text:span><text:span text:style-name="T12"> on table left </text:span><text:span text:style-name="T22">far</text:span></text:p>
      <text:p text:style-name="P1"><text:span text:style-name="T12">Exemple </text:span><text:span text:style-name="T15">5</text:span><text:span text:style-name="T12"> : </text:span><text:span text:style-name="T22">hammering</text:span><text:span text:style-name="T12"> on table </text:span><text:span text:style-name="T22">center</text:span><text:span text:style-name="T12"> </text:span><text:span text:style-name="T22">far</text:span></text:p>
      <text:p text:style-name="P3">Exemple <text:span text:style-name="T28">6</text:span> : hammering on table right far</text:p>
      <text:p text:style-name="P3"/>
      <text:p text:style-name="P4"><text:span text:style-name="T12">4 - <text:s text:c="2"/>screwing on </text:span><text:span text:style-name="T22">Shelf</text:span></text:p>
      <text:p text:style-name="P6"/>
      <text:p text:style-name="P6">5 - <text:s text:c="2"/>hammering on Shelf</text:p>
      <text:p text:style-name="P6"/>
      <text:list xml:id="list131331089638089" text:continue-numbering="true" text:style-name="WWNum1">
        <text:list-item>
          <text:p text:style-name="P10">Exceptional Postures</text:p>
          <text:list>
            <text:list-item>
              <text:p text:style-name="P11">Example 1</text:p>
              <text:list>
                <text:list-item>
                  <text:p text:style-name="P20">Climbing a stepladder and far reaching.</text:p>
                </text:list-item>
              </text:list>
            </text:list-item>
            <text:list-item>
              <text:p text:style-name="P11">Example 2</text:p>
              <text:list>
                <text:list-item>
                  <text:p text:style-name="P20">Bending backward. (Standing, Sitting, Crouching)</text:p>
                </text:list-item>
              </text:list>
            </text:list-item>
            <text:list-item>
              <text:p text:style-name="P11">Example 3</text:p>
              <text:list>
                <text:list-item>
                  <text:p text:style-name="P20"><text:soft-page-break/>Bending lateral. (Standing, Sitting, Crouching)</text:p>
                </text:list-item>
              </text:list>
            </text:list-item>
            <text:list-item>
              <text:p text:style-name="P11">Example 4</text:p>
              <text:list>
                <text:list-item>
                  <text:p text:style-name="P20">Strong Trunk twisting. (Standing, Sitting, Crouching)</text:p>
                </text:list-item>
              </text:list>
            </text:list-item>
            <text:list-item>
              <text:p text:style-name="P11">Example 5</text:p>
              <text:list>
                <text:list-item>
                  <text:p text:style-name="P20">Double Arm Overhead→Shoulder hyper-extension.</text:p>
                </text:list-item>
              </text:list>
            </text:list-item>
            <text:list-item>
              <text:p text:style-name="P11">Example 6</text:p>
              <text:list>
                <text:list-item>
                  <text:p text:style-name="P20">Trunk twisting and far reaching simultaneously.</text:p>
                </text:list-item>
              </text:list>
            </text:list-item>
            <text:list-item>
              <text:p text:style-name="P17"><text:span text:style-name="T8">(</text:span><text:span text:style-name="T3">Example 7</text:span></text:p>
              <text:list>
                <text:list-item>
                  <text:p text:style-name="P20">Body stretch workout;</text:p>
                </text:list-item>
                <text:list-item>
                  <text:p text:style-name="P18"><text:span text:style-name="T3">Wrist stretch workout.</text:span><text:bookmark text:name="_GoBack"/><text:span text:style-name="T8">)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fr" fo:country="FR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fr" fo:country="FR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format="①, ②, ③, ..." text:display-levels="2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format="i" text:display-levels="2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format="i" text:display-levels="2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3:46:00</meta:creation-date>
    <meta:initial-creator>董锴文</meta:initial-creator>
    <dc:date>2023-07-18T13:13:29.273626538</dc:date>
    <meta:editing-cycles>18</meta:editing-cycles>
    <meta:editing-duration>PT7H30M22S</meta:editing-duration>
    <meta:generator>LibreOffice/6.4.7.2$Linux_X86_64 LibreOffice_project/40$Build-2</meta:generator>
    <meta:document-statistic meta:table-count="0" meta:image-count="0" meta:object-count="0" meta:page-count="5" meta:paragraph-count="164" meta:word-count="1536" meta:character-count="7528" meta:non-whitespace-character-count="6371"/>
    <meta:user-defined meta:name="DocSecurity" meta:value-type="float">0</meta:user-defined>
    <meta:user-defined meta:name="ICV">6E16BC50BFD947AAA6DEF0747355CA29</meta:user-defined>
    <meta:user-defined meta:name="KSOProductBuildVer">2052-11.1.0.1370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